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38.82pt" svg:height="255.29pt" svg:x="266.17pt" svg:y="49.44pt">
            <loext:p draw:notify-on-update-of-ranges="Sheet1.A5:Sheet1.A50 Sheet1.C4:Sheet1.C4 Sheet1.C5:Sheet1.C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ce1"/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https://www.nei.org/Knowledge-Center/Nuclear-Statistics/US-Nuclear-Power-Plants/US-Nuclear-Generating-Statistics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2"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Total Electricity Generation (MWh)</text:p>
          </table:table-cell>
          <table:table-cell office:value-type="string" calcext:value-type="string">
            <text:p>Nuclear Generation (MWh)</text:p>
          </table:table-cell>
          <table:table-cell office:value-type="string" calcext:value-type="string">
            <text:p>Nuclear Fuel Share (Percent)</text:p>
          </table:table-cell>
          <table:table-cell table:number-columns-repeated="2"/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1615853616" calcext:value-type="float">
            <text:p>1615853616</text:p>
          </table:table-cell>
          <table:table-cell office:value-type="float" office:value="38104545" calcext:value-type="float">
            <text:p>38104545</text:p>
          </table:table-cell>
          <table:table-cell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1752978413" calcext:value-type="float">
            <text:p>1752978413</text:p>
          </table:table-cell>
          <table:table-cell office:value-type="float" office:value="54091135" calcext:value-type="float">
            <text:p>54091135</text:p>
          </table:table-cell>
          <table:table-cell office:value-type="float" office:value="3.1" calcext:value-type="float">
            <text:p>3.1</text:p>
          </table:table-cell>
          <table:table-cell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864056631" calcext:value-type="float">
            <text:p>1864056631</text:p>
          </table:table-cell>
          <table:table-cell office:value-type="float" office:value="83479463" calcext:value-type="float">
            <text:p>83479463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1870319405" calcext:value-type="float">
            <text:p>1870319405</text:p>
          </table:table-cell>
          <table:table-cell office:value-type="float" office:value="113975740" calcext:value-type="float">
            <text:p>113975740</text:p>
          </table:table-cell>
          <table:table-cell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1920754569" calcext:value-type="float">
            <text:p>1920754569</text:p>
          </table:table-cell>
          <table:table-cell office:value-type="float" office:value="172505075" calcext:value-type="float">
            <text:p>172505075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2040913681" calcext:value-type="float">
            <text:p>2040913681</text:p>
          </table:table-cell>
          <table:table-cell office:value-type="float" office:value="191103531" calcext:value-type="float">
            <text:p>191103531</text:p>
          </table:table-cell>
          <table:table-cell office:value-type="float" office:value="9.4" calcext:value-type="float">
            <text:p>9.4</text:p>
          </table:table-cell>
          <table:table-cell table:number-columns-repeated="2"/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2127447487" calcext:value-type="float">
            <text:p>2127447487</text:p>
          </table:table-cell>
          <table:table-cell office:value-type="float" office:value="250883283" calcext:value-type="float">
            <text:p>250883283</text:p>
          </table:table-cell>
          <table:table-cell office:value-type="float" office:value="11.8" calcext:value-type="float">
            <text:p>11.8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209376911" calcext:value-type="float">
            <text:p>2209376911</text:p>
          </table:table-cell>
          <table:table-cell office:value-type="float" office:value="276403070" calcext:value-type="float">
            <text:p>276403070</text:p>
          </table:table-cell>
          <table:table-cell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250665025" calcext:value-type="float">
            <text:p>2250665025</text:p>
          </table:table-cell>
          <table:table-cell office:value-type="float" office:value="255154623" calcext:value-type="float">
            <text:p>255154623</text:p>
          </table:table-cell>
          <table:table-cell office:value-type="float" office:value="11.3" calcext:value-type="float">
            <text:p>11.3</text:p>
          </table:table-cell>
          <table:table-cell table:number-columns-repeated="2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289600364" calcext:value-type="float">
            <text:p>2289600364</text:p>
          </table:table-cell>
          <table:table-cell office:value-type="float" office:value="251115575" calcext:value-type="float">
            <text:p>25111557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297973339" calcext:value-type="float">
            <text:p>2297973339</text:p>
          </table:table-cell>
          <table:table-cell office:value-type="float" office:value="272673503" calcext:value-type="float">
            <text:p>272673503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244372488" calcext:value-type="float">
            <text:p>2244372488</text:p>
          </table:table-cell>
          <table:table-cell office:value-type="float" office:value="282773248" calcext:value-type="float">
            <text:p>282773248</text:p>
          </table:table-cell>
          <table:table-cell office:value-type="float" office:value="12.6" calcext:value-type="float">
            <text:p>12.6</text:p>
          </table:table-cell>
          <table:table-cell table:number-columns-repeated="2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313445685" calcext:value-type="float">
            <text:p>2313445685</text:p>
          </table:table-cell>
          <table:table-cell office:value-type="float" office:value="293677119" calcext:value-type="float">
            <text:p>293677119</text:p>
          </table:table-cell>
          <table:table-cell office:value-type="float" office:value="12.7" calcext:value-type="float">
            <text:p>12.7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419465368" calcext:value-type="float">
            <text:p>2419465368</text:p>
          </table:table-cell>
          <table:table-cell office:value-type="float" office:value="327633549" calcext:value-type="float">
            <text:p>327633549</text:p>
          </table:table-cell>
          <table:table-cell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473002122" calcext:value-type="float">
            <text:p>2473002122</text:p>
          </table:table-cell>
          <table:table-cell office:value-type="float" office:value="383690727" calcext:value-type="float">
            <text:p>383690727</text:p>
          </table:table-cell>
          <table:table-cell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490470952" calcext:value-type="float">
            <text:p>2490470952</text:p>
          </table:table-cell>
          <table:table-cell office:value-type="float" office:value="414038063" calcext:value-type="float">
            <text:p>414038063</text:p>
          </table:table-cell>
          <table:table-cell office:value-type="float" office:value="16.6" calcext:value-type="float">
            <text:p>16.6</text:p>
          </table:table-cell>
          <table:table-cell table:number-columns-repeated="2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575287666" calcext:value-type="float">
            <text:p>2575287666</text:p>
          </table:table-cell>
          <table:table-cell office:value-type="float" office:value="455270382" calcext:value-type="float">
            <text:p>455270382</text:p>
          </table:table-cell>
          <table:table-cell office:value-type="float" office:value="17.7" calcext:value-type="float">
            <text:p>17.7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707411177" calcext:value-type="float">
            <text:p>2707411177</text:p>
          </table:table-cell>
          <table:table-cell office:value-type="float" office:value="526973047" calcext:value-type="float">
            <text:p>526973047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967305524" calcext:value-type="float">
            <text:p>2967305524</text:p>
          </table:table-cell>
          <table:table-cell office:value-type="float" office:value="529354717" calcext:value-type="float">
            <text:p>529354717</text:p>
          </table:table-cell>
          <table:table-cell office:value-type="float" office:value="17.8" calcext:value-type="float">
            <text:p>17.8</text:p>
          </table:table-cell>
          <table:table-cell table:number-columns-repeated="2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037988277" calcext:value-type="float">
            <text:p>3037988277</text:p>
          </table:table-cell>
          <table:table-cell office:value-type="float" office:value="576861678" calcext:value-type="float">
            <text:p>576861678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073798885" calcext:value-type="float">
            <text:p>3073798885</text:p>
          </table:table-cell>
          <table:table-cell office:value-type="float" office:value="612565087" calcext:value-type="float">
            <text:p>612565087</text:p>
          </table:table-cell>
          <table:table-cell office:value-type="float" office:value="19.9" calcext:value-type="float">
            <text:p>19.9</text:p>
          </table:table-cell>
          <table:table-cell table:number-columns-repeated="2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083882204" calcext:value-type="float">
            <text:p>3083882204</text:p>
          </table:table-cell>
          <table:table-cell office:value-type="float" office:value="618776263" calcext:value-type="float">
            <text:p>618776263</text:p>
          </table:table-cell>
          <table:table-cell office:value-type="float" office:value="20.1" calcext:value-type="float">
            <text:p>20.1</text:p>
          </table:table-cell>
          <table:table-cell table:number-columns-repeated="2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3197191096" calcext:value-type="float">
            <text:p>3197191096</text:p>
          </table:table-cell>
          <table:table-cell office:value-type="float" office:value="610291214" calcext:value-type="float">
            <text:p>610291214</text:p>
          </table:table-cell>
          <table:table-cell office:value-type="float" office:value="19.1" calcext:value-type="float">
            <text:p>19.1</text:p>
          </table:table-cell>
          <table:table-cell table:number-columns-repeated="2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247522388" calcext:value-type="float">
            <text:p>3247522388</text:p>
          </table:table-cell>
          <table:table-cell office:value-type="float" office:value="640439832" calcext:value-type="float">
            <text:p>640439832</text:p>
          </table:table-cell>
          <table:table-cell office:value-type="float" office:value="19.7" calcext:value-type="float">
            <text:p>19.7</text:p>
          </table:table-cell>
          <table:table-cell table:number-columns-repeated="2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3353487362" calcext:value-type="float">
            <text:p>3353487362</text:p>
          </table:table-cell>
          <table:table-cell office:value-type="float" office:value="673402123" calcext:value-type="float">
            <text:p>673402123</text:p>
          </table:table-cell>
          <table:table-cell office:value-type="float" office:value="20.1" calcext:value-type="float">
            <text:p>20.1</text:p>
          </table:table-cell>
          <table:table-cell table:number-columns-repeated="2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3444187621" calcext:value-type="float">
            <text:p>3444187621</text:p>
          </table:table-cell>
          <table:table-cell office:value-type="float" office:value="674728546" calcext:value-type="float">
            <text:p>674728546</text:p>
          </table:table-cell>
          <table:table-cell office:value-type="float" office:value="19.6" calcext:value-type="float">
            <text:p>19.6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492172283" calcext:value-type="float">
            <text:p>3492172283</text:p>
          </table:table-cell>
          <table:table-cell office:value-type="float" office:value="628644171" calcext:value-type="float">
            <text:p>62864417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3620295498" calcext:value-type="float">
            <text:p>3620295498</text:p>
          </table:table-cell>
          <table:table-cell office:value-type="float" office:value="673702104" calcext:value-type="float">
            <text:p>673702104</text:p>
          </table:table-cell>
          <table:table-cell office:value-type="float" office:value="18.6" calcext:value-type="float">
            <text:p>18.6</text:p>
          </table:table-cell>
          <table:table-cell table:number-columns-repeated="2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3694809810" calcext:value-type="float">
            <text:p>3694809810</text:p>
          </table:table-cell>
          <table:table-cell office:value-type="float" office:value="728254124" calcext:value-type="float">
            <text:p>728254124</text:p>
          </table:table-cell>
          <table:table-cell office:value-type="float" office:value="19.7" calcext:value-type="float">
            <text:p>19.7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802105043" calcext:value-type="float">
            <text:p>3802105043</text:p>
          </table:table-cell>
          <table:table-cell office:value-type="float" office:value="753892940" calcext:value-type="float">
            <text:p>753892940</text:p>
          </table:table-cell>
          <table:table-cell office:value-type="float" office:value="19.8" calcext:value-type="float">
            <text:p>19.8</text:p>
          </table:table-cell>
          <table:table-cell table:number-columns-repeated="2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3736643653" calcext:value-type="float">
            <text:p>3736643653</text:p>
          </table:table-cell>
          <table:table-cell office:value-type="float" office:value="768826308" calcext:value-type="float">
            <text:p>768826308</text:p>
          </table:table-cell>
          <table:table-cell office:value-type="float" office:value="20.6" calcext:value-type="float">
            <text:p>20.6</text:p>
          </table:table-cell>
          <table:table-cell table:number-columns-repeated="2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858452252" calcext:value-type="float">
            <text:p>3858452252</text:p>
          </table:table-cell>
          <table:table-cell office:value-type="float" office:value="780064087" calcext:value-type="float">
            <text:p>780064087</text:p>
          </table:table-cell>
          <table:table-cell office:value-type="float" office:value="20.2" calcext:value-type="float">
            <text:p>20.2</text:p>
          </table:table-cell>
          <table:table-cell table:number-columns-repeated="2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883185205" calcext:value-type="float">
            <text:p>3883185205</text:p>
          </table:table-cell>
          <table:table-cell office:value-type="float" office:value="763732695" calcext:value-type="float">
            <text:p>763732695</text:p>
          </table:table-cell>
          <table:table-cell office:value-type="float" office:value="19.7" calcext:value-type="float">
            <text:p>19.7</text:p>
          </table:table-cell>
          <table:table-cell table:number-columns-repeated="2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970555289" calcext:value-type="float">
            <text:p>3970555289</text:p>
          </table:table-cell>
          <table:table-cell office:value-type="float" office:value="788528387" calcext:value-type="float">
            <text:p>788528387</text:p>
          </table:table-cell>
          <table:table-cell office:value-type="float" office:value="19.9" calcext:value-type="float">
            <text:p>19.9</text:p>
          </table:table-cell>
          <table:table-cell table:number-columns-repeated="2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4055422744" calcext:value-type="float">
            <text:p>4055422744</text:p>
          </table:table-cell>
          <table:table-cell office:value-type="float" office:value="781986365" calcext:value-type="float">
            <text:p>781986365</text:p>
          </table:table-cell>
          <table:table-cell office:value-type="float" office:value="19.3" calcext:value-type="float">
            <text:p>19.3</text:p>
          </table:table-cell>
          <table:table-cell table:number-columns-repeated="2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064702228" calcext:value-type="float">
            <text:p>4064702228</text:p>
          </table:table-cell>
          <table:table-cell office:value-type="float" office:value="787218636" calcext:value-type="float">
            <text:p>787218636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4156744724" calcext:value-type="float">
            <text:p>4156744724</text:p>
          </table:table-cell>
          <table:table-cell office:value-type="float" office:value="806424753" calcext:value-type="float">
            <text:p>806424753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4119387760" calcext:value-type="float">
            <text:p>4119387760</text:p>
          </table:table-cell>
          <table:table-cell office:value-type="float" office:value="806208435" calcext:value-type="float">
            <text:p>806208435</text:p>
          </table:table-cell>
          <table:table-cell office:value-type="float" office:value="19.6" calcext:value-type="float">
            <text:p>19.6</text:p>
          </table:table-cell>
          <table:table-cell table:number-columns-repeated="2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950330927" calcext:value-type="float">
            <text:p>3950330927</text:p>
          </table:table-cell>
          <table:table-cell office:value-type="float" office:value="798854585" calcext:value-type="float">
            <text:p>798854585</text:p>
          </table:table-cell>
          <table:table-cell office:value-type="float" office:value="20.2" calcext:value-type="float">
            <text:p>20.2</text:p>
          </table:table-cell>
          <table:table-cell table:number-columns-repeated="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125059890" calcext:value-type="float">
            <text:p>4125059890</text:p>
          </table:table-cell>
          <table:table-cell office:value-type="float" office:value="806968301" calcext:value-type="float">
            <text:p>806968301</text:p>
          </table:table-cell>
          <table:table-cell office:value-type="float" office:value="19.6" calcext:value-type="float">
            <text:p>19.6</text:p>
          </table:table-cell>
          <table:table-cell table:number-columns-repeated="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100140927" calcext:value-type="float">
            <text:p>4100140927</text:p>
          </table:table-cell>
          <table:table-cell office:value-type="float" office:value="790204367" calcext:value-type="float">
            <text:p>790204367</text:p>
          </table:table-cell>
          <table:table-cell office:value-type="float" office:value="19.3" calcext:value-type="float">
            <text:p>19.3</text:p>
          </table:table-cell>
          <table:table-cell table:number-columns-repeated="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047765260" calcext:value-type="float">
            <text:p>4047765260</text:p>
          </table:table-cell>
          <table:table-cell office:value-type="float" office:value="769331249" calcext:value-type="float">
            <text:p>769331249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065964097" calcext:value-type="float">
            <text:p>4065964097</text:p>
          </table:table-cell>
          <table:table-cell office:value-type="float" office:value="789016473" calcext:value-type="float">
            <text:p>789016473</text:p>
          </table:table-cell>
          <table:table-cell office:value-type="float" office:value="19.4" calcext:value-type="float">
            <text:p>19.4</text:p>
          </table:table-cell>
          <table:table-cell/>
          <table:table-cell table:style-name="ce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092535039" calcext:value-type="float">
            <text:p>4092535039</text:p>
          </table:table-cell>
          <table:table-cell office:value-type="float" office:value="797165982" calcext:value-type="float">
            <text:p>797165982</text:p>
          </table:table-cell>
          <table:table-cell office:value-type="float" office:value="19.5" calcext:value-type="float">
            <text:p>19.5</text:p>
          </table:table-cell>
          <table:table-cell table:style-name="Default" table:number-columns-repeated="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087381483" calcext:value-type="float">
            <text:p>4087381483</text:p>
          </table:table-cell>
          <table:table-cell office:value-type="float" office:value="797177533" calcext:value-type="float">
            <text:p>797177533</text:p>
          </table:table-cell>
          <table:table-cell office:value-type="float" office:value="19.5" calcext:value-type="float">
            <text:p>19.5</text:p>
          </table:table-cell>
          <table:table-cell table:style-name="Default" table:number-columns-repeated="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78669996" calcext:value-type="float">
            <text:p>4078669996</text:p>
          </table:table-cell>
          <table:table-cell office:value-type="float" office:value="805327221" calcext:value-type="float">
            <text:p>805327221</text:p>
          </table:table-cell>
          <table:table-cell office:value-type="float" office:value="19.7" calcext:value-type="float">
            <text:p>19.7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8T16:27:18.962495809</meta:creation-date>
    <dc:date>2017-07-08T17:34:08.164396128</dc:date>
    <meta:editing-duration>PT56M39S</meta:editing-duration>
    <meta:editing-cycles>2</meta:editing-cycles>
    <meta:generator>LibreOffice/5.1.6.2$Linux_X86_64 LibreOffice_project/10m0$Build-2</meta:generator>
    <meta:document-statistic meta:table-count="1" meta:cell-count="1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6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37cm" svg:height="9.007cm" xlink:href=".." xlink:type="simple" chart:class="chart:area" chart:style-name="ch1">
        <chart:legend chart:legend-position="end" svg:x="17.734cm" svg:y="4.204cm" style:legend-expansion="high" chart:style-name="ch2"/>
        <chart:plot-area chart:style-name="ch3" table:cell-range-address="Sheet1.A5:Sheet1.A50 Sheet1.C4:Sheet1.C50" chart:data-source-has-labels="both" svg:x="0.45cm" svg:y="0.18cm" svg:width="16.834cm" svg:height="8.647cm">
          <chartooo:coordinate-region svg:x="2.183cm" svg:y="0.18cm" svg:width="15.101cm" svg:height="7.394cm"/>
          <chart:axis chart:dimension="x" chart:name="primary-x" chart:style-name="ch4" chartooo:axis-type="auto">
            <chartooo:date-scale/>
            <chart:categories table:cell-range-address="Sheet1.A5:Sheet1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5:Sheet1.C50" chart:label-cell-address="Sheet1.C4:Sheet1.C4" chart:class="chart:area">
            <chart:data-point chart:repeated="4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clear Generation (MWh)</text:p>
                <draw:g>
                  <svg:desc>Sheet1.C4:Sheet1.C4</svg:desc>
                </draw:g>
              </table:table-cell>
            </table:table-row>
          </table:table-header-rows>
          <table:table-rows>
            <table:table-row>
              <table:table-cell office:value-type="float" office:value="1971">
                <text:p>1971</text:p>
                <draw:g>
                  <svg:desc>Sheet1.A5:Sheet1.A50</svg:desc>
                </draw:g>
              </table:table-cell>
              <table:table-cell office:value-type="float" office:value="38104545">
                <text:p>38104545</text:p>
                <draw:g>
                  <svg:desc>Sheet1.C5:Sheet1.C50</svg:desc>
                </draw:g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54091135">
                <text:p>54091135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83479463">
                <text:p>83479463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113975740">
                <text:p>113975740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172505075">
                <text:p>172505075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191103531">
                <text:p>191103531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250883283">
                <text:p>250883283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276403070">
                <text:p>276403070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255154623">
                <text:p>255154623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251115575">
                <text:p>251115575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272673503">
                <text:p>272673503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282773248">
                <text:p>282773248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293677119">
                <text:p>293677119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327633549">
                <text:p>327633549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383690727">
                <text:p>383690727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414038063">
                <text:p>414038063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455270382">
                <text:p>455270382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526973047">
                <text:p>526973047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529354717">
                <text:p>52935471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576861678">
                <text:p>576861678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612565087">
                <text:p>612565087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618776263">
                <text:p>618776263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610291214">
                <text:p>610291214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640439832">
                <text:p>640439832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673402123">
                <text:p>673402123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674728546">
                <text:p>67472854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628644171">
                <text:p>628644171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673702104">
                <text:p>673702104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728254124">
                <text:p>72825412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53892940">
                <text:p>753892940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768826308">
                <text:p>768826308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780064087">
                <text:p>78006408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63732695">
                <text:p>763732695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788528387">
                <text:p>788528387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81986365">
                <text:p>781986365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87218636">
                <text:p>787218636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806424753">
                <text:p>806424753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806208435">
                <text:p>80620843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98854585">
                <text:p>798854585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806968301">
                <text:p>80696830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90204367">
                <text:p>790204367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69331249">
                <text:p>769331249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89016473">
                <text:p>78901647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97165982">
                <text:p>797165982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97177533">
                <text:p>797177533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805327221">
                <text:p>8053272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